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44271e" officeooo:paragraph-rsid="0044271e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266434"/>
    </style:style>
    <style:style style:name="P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size="11pt" fo:font-weight="bold" officeooo:rsid="00192189" officeooo:paragraph-rsid="00192189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9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10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73e5c" officeooo:paragraph-rsid="00373e5c" style:font-weight-asian="normal" style:font-weight-complex="normal"/>
    </style:style>
    <style:style style:name="P11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bold" officeooo:rsid="002f6230" officeooo:paragraph-rsid="002f6230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helevetica" fo:font-size="11pt" fo:font-weight="bold" officeooo:rsid="00307bf2" officeooo:paragraph-rsid="00307bf2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helevetica" fo:font-size="11pt" fo:font-weight="bold" officeooo:rsid="0014b94e" officeooo:paragraph-rsid="00192189" style:font-size-asian="11pt" style:font-weight-asian="bold" style:font-size-complex="11pt" style:font-weight-complex="bold"/>
    </style:style>
    <style:style style:name="P14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normal" officeooo:rsid="002f6230" officeooo:paragraph-rsid="0035901e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normal" officeooo:rsid="002f6230" officeooo:paragraph-rsid="002f6230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size="11pt" fo:font-weight="normal" officeooo:rsid="0033bd13" officeooo:paragraph-rsid="0035901e" fo:background-color="transparent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font-name="helevetica" fo:font-size="11pt" fo:font-weight="normal" officeooo:rsid="00307bf2" officeooo:paragraph-rsid="00307bf2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font-name="helevetica" fo:font-size="11pt" officeooo:rsid="00307bf2" officeooo:paragraph-rsid="00307bf2" style:font-size-asian="11pt" style:font-size-complex="11pt"/>
    </style:style>
    <style:style style:name="P19" style:family="paragraph" style:parent-style-name="Table_20_Contents">
      <style:text-properties style:font-name="helevetica" fo:font-size="11pt" officeooo:rsid="003d57ff" officeooo:paragraph-rsid="003d57ff" style:font-size-asian="11pt" style:font-size-complex="11pt"/>
    </style:style>
    <style:style style:name="P20" style:family="paragraph" style:parent-style-name="Table_20_Contents">
      <style:text-properties style:font-name="helevetica" fo:font-size="11pt" officeooo:rsid="00124a89" officeooo:paragraph-rsid="0015d714" style:font-size-asian="11pt" style:font-size-complex="11pt"/>
    </style:style>
    <style:style style:name="P21" style:family="paragraph" style:parent-style-name="Table_20_Contents">
      <style:text-properties style:font-name="helevetica" fo:font-size="11pt" officeooo:rsid="00124a89" officeooo:paragraph-rsid="00192189" style:font-size-asian="11pt" style:font-size-complex="11pt"/>
    </style:style>
    <style:style style:name="P22" style:family="paragraph" style:parent-style-name="Table_20_Contents">
      <style:text-properties style:font-name="helevetica" fo:font-size="11pt" officeooo:rsid="00206f43" officeooo:paragraph-rsid="00206f43" style:font-size-asian="11pt" style:font-size-complex="11pt"/>
    </style:style>
    <style:style style:name="P23" style:family="paragraph" style:parent-style-name="Table_20_Contents">
      <style:text-properties style:font-name="helevetica" fo:font-size="11pt" officeooo:rsid="002557cd" officeooo:paragraph-rsid="002557cd" style:font-size-asian="11pt" style:font-size-complex="11pt"/>
    </style:style>
    <style:style style:name="P24" style:family="paragraph" style:parent-style-name="Table_20_Contents">
      <style:text-properties style:font-name="helevetica" fo:font-size="11pt" officeooo:rsid="002382c5" officeooo:paragraph-rsid="002382c5" style:font-size-asian="11pt" style:font-size-complex="11pt"/>
    </style:style>
    <style:style style:name="P25" style:family="paragraph" style:parent-style-name="Table_20_Contents">
      <style:text-properties fo:font-variant="normal" fo:text-transform="none" style:font-name="helevetica" fo:font-size="11pt" fo:letter-spacing="normal" fo:font-style="normal" fo:font-weight="normal" officeooo:rsid="00395653" officeooo:paragraph-rsid="00192189" style:font-size-asian="11pt" style:font-size-complex="11pt"/>
    </style:style>
    <style:style style:name="P26" style:family="paragraph" style:parent-style-name="Table_20_Contents">
      <style:text-properties fo:font-variant="normal" fo:text-transform="none" style:font-name="helevetica" fo:font-size="11pt" fo:letter-spacing="normal" fo:font-style="normal" fo:font-weight="normal" officeooo:rsid="00124a89" officeooo:paragraph-rsid="00192189" style:font-size-asian="11pt" style:font-size-complex="11pt"/>
    </style:style>
    <style:style style:name="P27" style:family="paragraph" style:parent-style-name="Table_20_Contents" style:list-style-name="L1">
      <style:text-properties style:font-name="helevetica" fo:font-size="11pt" officeooo:rsid="0014b94e" officeooo:paragraph-rsid="00192189" style:font-size-asian="11pt" style:font-size-complex="11pt"/>
    </style:style>
    <style:style style:name="P28" style:family="paragraph" style:parent-style-name="Table_20_Contents" style:list-style-name="L1">
      <style:text-properties style:font-name="helevetica" fo:font-size="11pt" officeooo:rsid="0015d714" officeooo:paragraph-rsid="00192189" style:font-size-asian="11pt" style:font-size-complex="11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1pt" fo:letter-spacing="normal" fo:font-style="normal" fo:font-weight="bold" style:font-size-asian="11pt" style:font-size-complex="11pt"/>
    </style:style>
    <style:style style:name="T3" style:family="text">
      <style:text-properties fo:font-variant="normal" fo:text-transform="none" style:font-name="helevetica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style:font-name="helevetica" fo:font-size="11pt" fo:letter-spacing="normal" fo:font-style="normal" fo:font-weight="normal" officeooo:rsid="002cb477" style:font-size-asian="11pt" style:font-size-complex="11pt"/>
    </style:style>
    <style:style style:name="T5" style:family="text">
      <style:text-properties fo:font-variant="normal" fo:text-transform="none" style:font-name="helevetica" fo:font-size="11pt" fo:letter-spacing="normal" fo:font-style="normal" fo:font-weight="normal" officeooo:rsid="00395653" style:font-size-asian="11pt" style:font-size-complex="11pt"/>
    </style:style>
    <style:style style:name="T6" style:family="text">
      <style:text-properties fo:font-variant="normal" fo:text-transform="none" style:font-name="helevetica" fo:font-size="11pt" fo:letter-spacing="normal" fo:font-style="normal" fo:font-weight="normal" officeooo:rsid="003d57ff" style:font-size-asian="11pt" style:font-size-complex="11pt"/>
    </style:style>
    <style:style style:name="T7" style:family="text">
      <style:text-properties fo:font-variant="normal" fo:text-transform="none" style:font-name="helevetica" fo:font-size="11pt" fo:letter-spacing="normal" fo:font-style="normal" fo:font-weight="normal" officeooo:rsid="004104fe" style:font-size-asian="11pt" style:font-size-complex="11pt"/>
    </style:style>
    <style:style style:name="T8" style:family="text">
      <style:text-properties fo:font-variant="normal" fo:text-transform="none" style:font-name="helevetica" fo:font-size="11pt" fo:letter-spacing="normal" fo:font-style="normal" fo:font-weight="normal" officeooo:rsid="0027b5eb" style:font-size-asian="11pt" style:font-size-complex="11pt"/>
    </style:style>
    <style:style style:name="T9" style:family="text">
      <style:text-properties fo:font-variant="normal" fo:text-transform="none" style:font-name="helevetica" fo:font-size="11pt" fo:letter-spacing="normal" fo:font-style="normal" fo:font-weight="normal" officeooo:rsid="00468f7e" style:font-size-asian="11pt" style:font-size-complex="11pt"/>
    </style:style>
    <style:style style:name="T10" style:family="text">
      <style:text-properties fo:font-variant="normal" fo:text-transform="none" style:font-name="helevetica" fo:font-size="11pt" fo:letter-spacing="normal" style:font-size-asian="11pt" style:font-size-complex="11pt"/>
    </style:style>
    <style:style style:name="T11" style:family="text">
      <style:text-properties officeooo:rsid="0015d714"/>
    </style:style>
    <style:style style:name="T12" style:family="text">
      <style:text-properties officeooo:rsid="00165d7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382c5" style:font-weight-asian="bold" style:font-weight-complex="bold"/>
    </style:style>
    <style:style style:name="T15" style:family="text">
      <style:text-properties fo:font-weight="bold" officeooo:rsid="0042c97e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42c97e" style:font-style-asian="italic" style:font-style-complex="italic"/>
    </style:style>
    <style:style style:name="T18" style:family="text">
      <style:text-properties officeooo:rsid="002382c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43a38" style:font-weight-asian="normal" style:font-weight-complex="normal"/>
    </style:style>
    <style:style style:name="T21" style:family="text">
      <style:text-properties fo:font-weight="normal" officeooo:rsid="003153e7" style:font-weight-asian="normal" style:font-weight-complex="normal"/>
    </style:style>
    <style:style style:name="T22" style:family="text">
      <style:text-properties fo:font-weight="normal" officeooo:rsid="003d57ff" style:font-weight-asian="normal" style:font-weight-complex="normal"/>
    </style:style>
    <style:style style:name="T23" style:family="text">
      <style:text-properties fo:font-weight="normal" officeooo:rsid="004104fe" style:font-weight-asian="normal" style:font-weight-complex="normal"/>
    </style:style>
    <style:style style:name="T24" style:family="text">
      <style:text-properties officeooo:rsid="002865e9"/>
    </style:style>
    <style:style style:name="T25" style:family="text">
      <style:text-properties officeooo:rsid="002df6d4"/>
    </style:style>
    <style:style style:name="T26" style:family="text">
      <style:text-properties officeooo:rsid="002e0533"/>
    </style:style>
    <style:style style:name="T27" style:family="text">
      <style:text-properties officeooo:rsid="002f6230"/>
    </style:style>
    <style:style style:name="T28" style:family="text">
      <style:text-properties officeooo:rsid="003153e7"/>
    </style:style>
    <style:style style:name="T29" style:family="text">
      <style:text-properties officeooo:rsid="0033bd13"/>
    </style:style>
    <style:style style:name="T30" style:family="text">
      <style:text-properties officeooo:rsid="003d57ff"/>
    </style:style>
    <style:style style:name="T31" style:family="text">
      <style:text-properties officeooo:rsid="0044271e"/>
    </style:style>
    <style:style style:name="T32" style:family="text">
      <style:text-properties officeooo:rsid="00468f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Cas d’utilisation N°</text:p>
          </table:table-cell>
        </table:table-row>
        <table:table-row>
          <table:table-cell table:style-name="Table4.A2" office:value-type="string">
            <text:p text:style-name="P24"><text:span text:style-name="T13">Nom : </text:span><text:span text:style-name="T22">Modifie</text:span><text:span text:style-name="T23">r</text:span><text:span text:style-name="T22"> ou annuler une commande</text:span><text:span text:style-name="T19"> (package : interface </text:span><text:span text:style-name="T20">client</text:span><text:span text:style-name="T19">)</text:span></text:p>
            <text:p text:style-name="P21"><text:span text:style-name="T13">Acteur </text:span>: Client</text:p>
            <text:p text:style-name="P4"><text:span text:style-name="Strong_20_Emphasis"><text:span text:style-name="T2">Description</text:span></text:span><text:span text:style-name="T10"> </text:span><text:span text:style-name="T3">: Le client </text:span><text:span text:style-name="T4">doit pouvoir </text:span><text:span text:style-name="T5">s’il le souhaite</text:span><text:span text:style-name="T4"> </text:span><text:span text:style-name="T6">modifier sa commande (quantités, articles) ou bien annuler cette dernière</text:span></text:p>
            <text:p text:style-name="P25"/>
            <text:p text:style-name="P26"><text:span text:style-name="T13">Auteur </text:span>:<text:span text:style-name="T30">Thomas</text:span></text:p>
            <text:p text:style-name="P26"><text:span text:style-name="T13">Date </text:span>: 1<text:span text:style-name="T11">3</text:span> juillet 2018</text:p>
            <text:p text:style-name="P5"><text:span text:style-name="Strong_20_Emphasis"><text:span text:style-name="T2">Pré-conditions</text:span></text:span><text:span text:style-name="T3"> : Le client doit </text:span><text:span text:style-name="T6">avoir constitué un panier </text:span><text:span text:style-name="T7">(cas d’utilisation : </text:span><text:span text:style-name="T9">constitué</text:span><text:span text:style-name="T7"> panier ; package : interface client)</text:span></text:p>
            <text:p text:style-name="P4"><text:span text:style-name="Strong_20_Emphasis"><text:span text:style-name="T2">Démarrage</text:span></text:span><text:span text:style-name="T3"> : L’utilisateur </text:span><text:span text:style-name="T8">se rend sur l</text:span><text:span text:style-name="T6">a page « Mon panier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Le scénario nominal</text:p>
          </table:table-cell>
        </table:table-row>
        <table:table-row>
          <table:table-cell table:style-name="Table2.A2" office:value-type="string">
            <text:p text:style-name="P20"><text:span text:style-name="T13">1 Le </text:span><text:span text:style-name="T14">système</text:span> affiche <text:span text:style-name="T12">les articles dans le panier du client</text:span></text:p>
            <text:p text:style-name="P20"><text:span text:style-name="T17">2 </text:span><text:span text:style-name="T16">l’utilisateur</text:span> <text:span text:style-name="T30">modifie sa quantité de pizza</text:span></text:p>
            <text:p text:style-name="P20"><text:span text:style-name="T17">3</text:span><text:span text:style-name="T16"> l’utilisateur</text:span> <text:span text:style-name="T12">valide de nouveau sa commande</text:span></text:p>
            <text:p text:style-name="P22"><text:span text:style-name="T15">4</text:span><text:span text:style-name="T13"> </text:span><text:span text:style-name="T14">Le s</text:span><text:span text:style-name="T13">ystème</text:span> calcul<text:span text:style-name="T25">e</text:span> le temps néc<text:span text:style-name="T26">e</text:span>ssaire pour préparer la commande.</text:p>
            <text:p text:style-name="P22"><text:span text:style-name="T15">5</text:span><text:span text:style-name="T13"> </text:span><text:span text:style-name="T14">Le système</text:span><text:span text:style-name="T18"> demande au client s’il est d’accord pour le délai proposé</text:span></text:p>
            <text:p text:style-name="P23"><text:span text:style-name="T17">6</text:span><text:span text:style-name="T16"> l’utilisateur</text:span> valide la commande avec le temps indiqué.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Les scénarios <text:span text:style-name="T24">d’exceptions</text:span></text:p>
          </table:table-cell>
        </table:table-row>
        <table:table-row>
          <table:table-cell table:style-name="Table3.A2" office:value-type="string">
            <text:p text:style-name="P19">2.a L’utilisateur annule sa commande</text:p>
            <text:p text:style-name="P19">3.a L’utilisateur clique sur « modifier ma pizza »</text:p>
            <text:p text:style-name="P19">3.b L’utilisateur consulte le catalogue de pizza</text:p>
            <text:p text:style-name="P19">3.c l’utilisateur <text:span text:style-name="T32">sélectionne</text:span> les pizzas qu’il désire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Fin : Scénario nominal, sur <text:span text:style-name="T27">décision</text:span> de l’utilisateur <text:span text:style-name="T30">à l’étape 2</text:span></text:p>
          </table:table-cell>
        </table:table-row>
        <table:table-row>
          <table:table-cell table:style-name="Table5.A2" office:value-type="string">
            <text:p text:style-name="P13">Post condition : </text:p>
            <text:p text:style-name="P13"/>
            <text:list xml:id="list3591137757148972207" text:style-name="L1">
              <text:list-item>
                <text:p text:style-name="P27"><text:span text:style-name="T1">Scénario nominal : </text:span><text:span text:style-name="T11"> Le panier est actualisé et enregistré avec un message de confirmation.</text:span></text:p>
              </text:list-item>
              <text:list-item>
                <text:p text:style-name="P28"><text:span text:style-name="T1">Scénario d’exception : </text:span>Le client reçoit un message d’au revoir et la commande n’est pas enregistré<text:span text:style-name="T26">e</text:span>.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Ergonomie :</text:p>
            <text:p text:style-name="P14">D<text:span text:style-name="T29">es messages d’informations (concernant la validation de la commande)</text:span></text:p>
            <text:p text:style-name="P16">seront affichés sous forme de popup</text:p>
            <text:p text:style-name="P15"/>
          </table:table-cell>
        </table:table-row>
        <table:table-row>
          <table:table-cell table:style-name="Table1.A2" office:value-type="string">
            <text:p text:style-name="P12">Performance attendue</text:p>
            <text:p text:style-name="P17"><text:span text:style-name="T28">-</text:span>Après avoir <text:span text:style-name="T32">sélectionné</text:span> sa pizza, le système affiche en moins de 5 secondes la page suivante pour valider <text:span text:style-name="T28">l</text:span>a commande</text:p>
            <text:p text:style-name="P18"><text:span text:style-name="T21">-</text:span><text:span text:style-name="T19">Le système indique en moins de 30 secondes (maximum) le temps nécessaire pour préparer la commande.</text:span></text:p>
          </table:table-cell>
        </table:table-row>
        <table:table-row table:style-name="Table1.3">
          <table:table-cell table:style-name="Table1.A3" office:value-type="string">
            <text:p text:style-name="P8">Problèmes non résolus ou non évoqués :</text:p>
            <text:p text:style-name="P9">Le client doit-il pouvoir personnaliser sa pizza ?</text:p>
            <text:p text:style-name="P10">Le client pourrait-il constituer un <text:span text:style-name="T32">panier</text:span> de pizza avant de s’être connect<text:span text:style-name="T31">é ?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8-05T18:37:20.238290102</dc:date>
    <meta:editing-duration>PT1H29M30S</meta:editing-duration>
    <meta:editing-cycles>44</meta:editing-cycles>
    <meta:generator>LibreOffice/5.1.6.2$Linux_X86_64 LibreOffice_project/10m0$Build-2</meta:generator>
    <meta:document-statistic meta:table-count="5" meta:image-count="0" meta:object-count="0" meta:page-count="1" meta:paragraph-count="33" meta:word-count="295" meta:character-count="1817" meta:non-whitespace-character-count="1555"/>
  </office:meta>
</office:document-meta>
</file>